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2e5c" officeooo:paragraph-rsid="00022e5c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3pt" officeooo:rsid="00022e5c" officeooo:paragraph-rsid="00022e5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3d217" officeooo:paragraph-rsid="0003d217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59081" officeooo:paragraph-rsid="0005908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76710" officeooo:paragraph-rsid="00076710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81c4" officeooo:paragraph-rsid="000981c4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afc1a" officeooo:paragraph-rsid="000afc1a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22e5c" officeooo:paragraph-rsid="00022e5c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8a9ab" officeooo:paragraph-rsid="0028a9ab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20pt" style:font-size-asian="20pt" style:font-size-complex="20pt" fo:hyphenate="false"/>
    </style:style>
    <style:style style:name="T1" style:family="text">
      <style:text-properties officeooo:rsid="000981c4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gr1" style:family="graphic">
      <style:graphic-properties draw:stroke="solid" svg:stroke-color="#000000" draw:fill="none" draw:fill-color="#ffffff" draw:textarea-vertical-align="middle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Fin_20_de_20_línea_20_4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draw:textarea-vertical-align="middle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" draw:marker-end="Fin_20_de_20_línea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draw:textarea-vertical-align="middle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end="Fin_20_de_20_línea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end="Fin_20_de_20_línea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draw:textarea-vertical-align="middle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o 2</text:p>
      <text:p text:style-name="P2">Algoritmo abstracción</text:p>
      <text:p text:style-name="P2"/>
      <text:p text:style-name="P2">José Teodosio Lorente Vallecillos</text:p>
      <text:p text:style-name="P9">Aida Martín Cuéllar</text:p>
      <text:p text:style-name="P2"/>
      <text:p text:style-name="P3">C = ( 1, 2, 3, 4, 5, 6, 7, 8, 9, 10, 25, 50, 75, 100 )</text:p>
      <text:p text:style-name="P3"/>
      <text:p text:style-name="P4">Primero creamos un subconjunto del conjunto C de 6 dígitos, con el que se realizaran operaciones tales como suma, resta ,multiplicación y división.</text:p>
      <text:p text:style-name="P4"/>
      <text:p text:style-name="P5">Segundo extraemos del subconjunto creado uno de los números más grandes y lo multiplicamos con alguno de los otros o con el resultado de operar otros dos números del subconjunto creado, <text:span text:style-name="T1">y así conseguiremos acercarnos lo máximo al número de 3 cifras a crear.</text:span></text:p>
      <text:p text:style-name="P5"/>
      <text:p text:style-name="P6">Tercero una vez realizado el paso segundo con los números sobrantes o las combinaciones resultantes entre ellos, sumaran o se restaran como convenga al numero obtenido en el paso segundo para acercarse al numero de 3 cifras.</text:p>
      <text:p text:style-name="P6"/>
      <text:p text:style-name="P7">SC = ( a, b, c, d, e, f )</text:p>
      <text:p text:style-name="P7">x = número de 3 cifras</text:p>
      <text:p text:style-name="P7"><draw:frame text:anchor-type="paragraph" draw:z-index="0" draw:name="Forma1" draw:style-name="gr1" draw:text-style-name="P11" svg:width="3.784cm" svg:height="0.874cm" svg:x="6.04cm" svg:y="0.466cm"><draw:text-box><text:p text:style-name="P10"><text:span text:style-name="T2"><text:s/></text:span><text:span text:style-name="T2">f x d = g</text:span></text:p></draw:text-box></draw:frame></text:p>
      <text:p text:style-name="P7"/>
      <text:p text:style-name="P7"><draw:line text:anchor-type="paragraph" draw:z-index="1" draw:name="Forma2" draw:style-name="gr2" draw:text-style-name="P12" svg:x1="7.839cm" svg:y1="0.284cm" svg:x2="3.976cm" svg:y2="1.977cm"><text:p/></draw:line><draw:line text:anchor-type="paragraph" draw:z-index="2" draw:name="Forma2" draw:style-name="gr2" draw:text-style-name="P12" svg:x1="7.839cm" svg:y1="0.284cm" svg:x2="11.702cm" svg:y2="1.977cm"><text:p/></draw:line></text:p>
      <text:p text:style-name="P7"><draw:frame text:anchor-type="paragraph" draw:z-index="3" draw:name="Forma3" draw:style-name="gr3" draw:text-style-name="P13" svg:width="3.599cm" svg:height="0.98cm" svg:x="1.939cm" svg:y="1.45cm"><draw:text-box><text:p text:style-name="P10"><text:span text:style-name="T3">Si <text:s text:c="3"/>g &lt; x</text:span></text:p></draw:text-box></draw:frame><draw:frame text:anchor-type="paragraph" draw:z-index="4" draw:name="Forma3" draw:style-name="gr3" draw:text-style-name="P13" svg:width="3.599cm" svg:height="0.98cm" svg:x="9.664cm" svg:y="1.45cm"><draw:text-box><text:p text:style-name="P10"><text:span text:style-name="T3">Si <text:s text:c="3"/>g &gt; x</text:span></text:p></draw:text-box></draw:frame><draw:line text:anchor-type="paragraph" draw:z-index="5" draw:name="Forma2" draw:style-name="gr2" draw:text-style-name="P12" svg:x1="3.712cm" svg:y1="2.429cm" svg:x2="1.595cm" svg:y2="3.725cm"><text:p/></draw:line><draw:line text:anchor-type="paragraph" draw:z-index="6" draw:name="Forma2" draw:style-name="gr2" draw:text-style-name="P12" svg:x1="3.711cm" svg:y1="2.429cm" svg:x2="5.351cm" svg:y2="3.725cm"><text:p/></draw:line><draw:frame text:anchor-type="paragraph" draw:z-index="7" draw:name="Forma4" draw:style-name="gr4" draw:text-style-name="P15" svg:width="3.255cm" svg:height="1.403cm" svg:x="-0.152cm" svg:y="3.725cm"><draw:text-box><text:p text:style-name="P14"><text:span text:style-name="T3">a x b = h</text:span></text:p><text:p text:style-name="P10"><text:span text:style-name="T3">h + g = j</text:span></text:p></draw:text-box></draw:frame></text:p>
      <text:p text:style-name="P7"/>
      <text:p text:style-name="P7"/>
      <text:p text:style-name="P7"/>
      <text:p text:style-name="P7"><draw:line text:anchor-type="paragraph" draw:z-index="8" draw:name="Forma2" draw:style-name="gr2" draw:text-style-name="P12" svg:x1="12.178cm" svg:y1="0.217cm" svg:x2="10.061cm" svg:y2="1.513cm"><text:p/></draw:line><draw:line text:anchor-type="paragraph" draw:z-index="9" draw:name="Forma2" draw:style-name="gr2" draw:text-style-name="P12" svg:x1="12.178cm" svg:y1="0.217cm" svg:x2="13.818cm" svg:y2="1.513cm"><text:p/></draw:line></text:p>
      <text:p text:style-name="P7"/>
      <text:p text:style-name="P7"><draw:frame text:anchor-type="paragraph" draw:z-index="10" draw:name="Forma4" draw:style-name="gr4" draw:text-style-name="P15" svg:width="3.255cm" svg:height="1.403cm" svg:x="8.315cm" svg:y="0.459cm"><draw:text-box><text:p text:style-name="P14"><text:span text:style-name="T3">a x b = h</text:span></text:p><text:p text:style-name="P10"><text:span text:style-name="T3">h - g = j</text:span></text:p></draw:text-box></draw:frame><draw:frame text:anchor-type="paragraph" draw:z-index="34" draw:name="Forma12" draw:style-name="gr12" draw:text-style-name="P13" svg:width="0.927cm" svg:height="0.689cm" svg:x="6.622cm" svg:y="0.254cm"><draw:text-box><text:p text:style-name="P16"><text:span text:style-name="T3">si</text:span></text:p></draw:text-box></draw:frame><draw:frame text:anchor-type="paragraph" draw:z-index="35" draw:name="Forma12" draw:style-name="gr12" draw:text-style-name="P13" svg:width="0.927cm" svg:height="0.689cm" svg:x="7.548cm" svg:y="0.254cm"><draw:text-box><text:p text:style-name="P16"><text:span text:style-name="T3">si</text:span></text:p></draw:text-box></draw:frame></text:p>
      <text:p text:style-name="P7"><draw:frame text:anchor-type="paragraph" draw:z-index="12" draw:name="Forma5" draw:style-name="gr5" draw:text-style-name="P11" svg:width="2.752cm" svg:height="0.953cm" svg:x="12.495cm" svg:y="0.048cm"><draw:text-box><text:p text:style-name="P10"><text:span text:style-name="T2">g - c = i</text:span></text:p></draw:text-box></draw:frame><draw:frame text:anchor-type="paragraph" draw:z-index="11" draw:name="Forma5" draw:style-name="gr5" draw:text-style-name="P11" svg:width="2.752cm" svg:height="0.953cm" svg:x="3.87cm" svg:y="0.166cm"><draw:text-box><text:p text:style-name="P10"><text:span text:style-name="T2">g + c = i</text:span></text:p></draw:text-box></draw:frame><draw:line text:anchor-type="paragraph" draw:z-index="25" draw:name="Forma10" draw:style-name="gr9" draw:text-style-name="P14" svg:x1="15.909cm" svg:y1="2.954cm" svg:x2="15.909cm" svg:y2="0.52cm"><text:p/></draw:line><draw:line text:anchor-type="paragraph" draw:z-index="26" draw:name="Forma11" draw:style-name="gr10" draw:text-style-name="P14" svg:x1="15.908cm" svg:y1="0.52cm" svg:x2="15.247cm" svg:y2="0.52cm"><text:p/></draw:line></text:p>
      <text:p text:style-name="P7"><draw:line text:anchor-type="paragraph" draw:z-index="16" draw:name="Forma6" draw:style-name="gr6" draw:text-style-name="P14" svg:x1="13.818cm" svg:y1="0.473cm" svg:x2="13.818cm" svg:y2="1.808cm"><text:p/></draw:line><draw:line text:anchor-type="paragraph" draw:z-index="22" draw:name="Forma10" draw:style-name="gr9" draw:text-style-name="P14" svg:x1="-0.813cm" svg:y1="2.654cm" svg:x2="-0.813cm" svg:y2="0.22cm"><text:p/></draw:line><draw:line text:anchor-type="paragraph" draw:z-index="23" draw:name="Forma11" draw:style-name="gr10" draw:text-style-name="P14" svg:x1="-0.813cm" svg:y1="0.22cm" svg:x2="-0.152cm" svg:y2="0.22cm"><text:p/></draw:line><draw:line text:anchor-type="paragraph" draw:z-index="28" draw:name="Forma10" draw:style-name="gr9" draw:text-style-name="P14" svg:x1="7.918cm" svg:y1="2.515cm" svg:x2="7.918cm" svg:y2="0.081cm"><text:p/></draw:line><draw:line text:anchor-type="paragraph" draw:z-index="29" draw:name="Forma11" draw:style-name="gr11" draw:text-style-name="P14" svg:x1="7.918cm" svg:y1="0.099cm" svg:x2="8.368cm" svg:y2="0.099cm"><text:p/></draw:line><draw:line text:anchor-type="paragraph" draw:z-index="31" draw:name="Forma11" draw:style-name="gr11" draw:text-style-name="P14" svg:x1="7.283cm" svg:y1="0.026cm" svg:x2="6.622cm" svg:y2="0.026cm"><text:p/></draw:line><draw:line text:anchor-type="paragraph" draw:z-index="32" draw:name="Forma10" draw:style-name="gr9" draw:text-style-name="P14" svg:x1="7.283cm" svg:y1="2.46cm" svg:x2="7.283cm" svg:y2="0.026cm"><text:p/></draw:line><draw:frame text:anchor-type="paragraph" draw:z-index="33" draw:name="Forma12" draw:style-name="gr12" draw:text-style-name="P13" svg:width="0.927cm" svg:height="0.689cm" svg:x="-1.607cm" svg:y="0.512cm"><draw:text-box><text:p text:style-name="P16"><text:span text:style-name="T3">si</text:span></text:p></draw:text-box></draw:frame><draw:frame text:anchor-type="paragraph" draw:z-index="36" draw:name="Forma12" draw:style-name="gr12" draw:text-style-name="P13" svg:width="0.927cm" svg:height="0.689cm" svg:x="15.909cm" svg:y="0.284cm"><draw:text-box><text:p text:style-name="P16"><text:span text:style-name="T3">si</text:span></text:p></draw:text-box></draw:frame></text:p>
      <text:p text:style-name="P7"><draw:line text:anchor-type="paragraph" draw:z-index="13" draw:name="Forma6" draw:style-name="gr6" draw:text-style-name="P14" svg:x1="1.542cm" svg:y1="0.381cm" svg:x2="1.542cm" svg:y2="1.439cm"><text:p/></draw:line><draw:line text:anchor-type="paragraph" draw:z-index="14" draw:name="Forma6" draw:style-name="gr6" draw:text-style-name="P14" svg:x1="5.246cm" svg:y1="0.064cm" svg:x2="5.272cm" svg:y2="1.36cm"><text:p/></draw:line><draw:line text:anchor-type="paragraph" draw:z-index="15" draw:name="Forma6" draw:style-name="gr6" draw:text-style-name="P14" svg:x1="9.929cm" svg:y1="0.279cm" svg:x2="9.929cm" svg:y2="1.337cm"><text:p/></draw:line></text:p>
      <text:p text:style-name="P7"/>
      <text:p text:style-name="P7"><draw:frame text:anchor-type="paragraph" draw:z-index="17" draw:name="Forma7" draw:style-name="gr7" draw:text-style-name="P11" svg:width="2.964cm" svg:height="1.142cm" svg:x="0.007cm" svg:y="0.489cm"><draw:text-box><text:p text:style-name="P10"><text:span text:style-name="T2">¿ j &lt; x ?</text:span></text:p><text:p text:style-name="P10"><text:span text:style-name="T2">¿ j &gt; x ?</text:span></text:p></draw:text-box></draw:frame><draw:frame text:anchor-type="paragraph" draw:z-index="18" draw:name="Forma7" draw:style-name="gr7" draw:text-style-name="P11" svg:width="2.964cm" svg:height="1.142cm" svg:x="8.394cm" svg:y="0.372cm"><draw:text-box><text:p text:style-name="P10"><text:span text:style-name="T2">¿ j &lt; x ?</text:span></text:p><text:p text:style-name="P10"><text:span text:style-name="T2">¿ j &gt; x ?</text:span></text:p></draw:text-box></draw:frame><draw:frame text:anchor-type="paragraph" draw:z-index="19" draw:name="Forma8" draw:style-name="gr8" draw:text-style-name="P11" svg:width="2.7cm" svg:height="1.271cm" svg:x="4.108cm" svg:y="0.411cm"><draw:text-box><text:p text:style-name="P10"><text:span text:style-name="T2">¿ i &lt; x ?</text:span></text:p><text:p text:style-name="P10"><text:span text:style-name="T2">¿ i &gt; x ?</text:span></text:p></draw:text-box></draw:frame><draw:frame text:anchor-type="paragraph" draw:z-index="20" draw:name="Forma8" draw:style-name="gr8" draw:text-style-name="P11" svg:width="2.7cm" svg:height="1.271cm" svg:x="12.442cm" svg:y="0.4cm"><draw:text-box><text:p text:style-name="P10"><text:span text:style-name="T2">¿ i &lt; x ?</text:span></text:p><text:p text:style-name="P10"><text:span text:style-name="T2">¿ i &gt; x ?</text:span></text:p></draw:text-box></draw:frame></text:p>
      <text:p text:style-name="P7"><draw:line text:anchor-type="paragraph" draw:z-index="24" draw:name="Forma9" draw:style-name="gr9" draw:text-style-name="P14" svg:x1="15.141cm" svg:y1="0.318cm" svg:x2="15.908cm" svg:y2="0.318cm"><text:p/></draw:line><draw:line text:anchor-type="paragraph" draw:z-index="27" draw:name="Forma9" draw:style-name="gr9" draw:text-style-name="P14" svg:x1="8.394cm" svg:y1="0.406cm" svg:x2="7.918cm" svg:y2="0.424cm"><text:p/></draw:line><draw:line text:anchor-type="paragraph" draw:z-index="30" draw:name="Forma9" draw:style-name="gr9" draw:text-style-name="P14" svg:x1="6.807cm" svg:y1="0.36cm" svg:x2="7.283cm" svg:y2="0.351cm"><text:p/></draw:line></text:p>
      <text:p text:style-name="P7"><draw:line text:anchor-type="paragraph" draw:z-index="21" draw:name="Forma9" draw:style-name="gr9" draw:text-style-name="P14" svg:x1="0.007cm" svg:y1="0.018cm" svg:x2="-0.813cm" svg:y2="0.018cm"><text:p/></draw:line><draw:line text:anchor-type="paragraph" draw:z-index="40" draw:name="Forma16" draw:style-name="gr10" draw:text-style-name="P14" svg:x1="9.903cm" svg:y1="0.459cm" svg:x2="7.786cm" svg:y2="2.849cm"><text:p/></draw:line></text:p>
      <text:p text:style-name="P7"><draw:line text:anchor-type="paragraph" draw:z-index="38" draw:name="Forma14" draw:style-name="gr10" draw:text-style-name="P14" svg:x1="1.542cm" svg:y1="0.048cm" svg:x2="6.596cm" svg:y2="2.322cm"><text:p/></draw:line><draw:line text:anchor-type="paragraph" draw:z-index="39" draw:name="Forma15" draw:style-name="gr10" draw:text-style-name="P14" svg:x1="5.325cm" svg:y1="0.099cm" svg:x2="7.151cm" svg:y2="2.322cm"><text:p/></draw:line><draw:line text:anchor-type="paragraph" draw:z-index="41" draw:name="Forma17" draw:style-name="gr10" draw:text-style-name="P14" svg:x1="13.792cm" svg:y1="0.088cm" svg:x2="8.606cm" svg:y2="2.321cm"><text:p/></draw:line><draw:frame text:anchor-type="paragraph" draw:z-index="44" draw:name="Forma18" draw:style-name="gr14" draw:text-style-name="P13" svg:width="1.403cm" svg:height="0.609cm" svg:x="7.918cm" svg:y="0.492cm"><draw:text-box><text:p text:style-name="P16"><text:span text:style-name="T3">no</text:span></text:p></draw:text-box></draw:frame></text:p>
      <text:p text:style-name="P7"><draw:frame text:anchor-type="paragraph" draw:z-index="42" draw:name="Forma18" draw:style-name="gr14" draw:text-style-name="P13" svg:width="1.403cm" svg:height="0.609cm" svg:x="3.923cm" svg:y="0.153cm"><draw:text-box><text:p text:style-name="P16"><text:span text:style-name="T3">no</text:span></text:p></draw:text-box></draw:frame><draw:frame text:anchor-type="paragraph" draw:z-index="43" draw:name="Forma18" draw:style-name="gr14" draw:text-style-name="P13" svg:width="1.403cm" svg:height="0.609cm" svg:x="5.934cm" svg:y="0.097cm"><draw:text-box><text:p text:style-name="P16"><text:span text:style-name="T3">no</text:span></text:p></draw:text-box></draw:frame></text:p>
      <text:p text:style-name="P7"><draw:frame text:anchor-type="paragraph" draw:z-index="45" draw:name="Forma18" draw:style-name="gr14" draw:text-style-name="P13" svg:width="1.403cm" svg:height="0.609cm" svg:x="9.32cm" svg:y="0.046cm"><draw:text-box><text:p text:style-name="P16"><text:span text:style-name="T3">no</text:span></text:p></draw:text-box></draw:frame></text:p>
      <text:p text:style-name="P7"><draw:frame text:anchor-type="paragraph" draw:z-index="37" draw:name="Forma13" draw:style-name="gr13" draw:text-style-name="P17" svg:width="2.012cm" svg:height="1.006cm" svg:x="6.595cm" svg:y="0.739cm"><draw:text-box><text:p text:style-name="P16"><text:span text:style-name="T4">X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Fin_20_de_20_línea_20_4" draw:display-name="Fin de línea 4" svg:viewBox="0 0 1013 1130" svg:d="M1009 1050l-449-1008-22-30-29-12-34 12-21 26-449 1012-5 13v8l5 21 12 21 17 13 21 4h903l21-4 21-13 9-21 4-21v-8z"/>
    <draw:marker draw:name="Fin_20_de_20_línea_20_5" draw:display-name="Fin de línea 5" svg:viewBox="0 0 1131 902" svg:d="M564 0l-564 902h1131z"/>
    <draw:marker draw:name="Fin_20_de_20_línea_20_6" draw:display-name="Fin de línea 6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16:32.251066753</meta:creation-date>
    <dc:date>2019-10-28T17:36:44.919677906</dc:date>
    <meta:editing-duration>PT42M8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49" meta:character-count="808" meta:non-whitespace-character-count="669"/>
  </office:meta>
</office:document-meta>
</file>